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6pt" fo:language="zxx" fo:country="none" officeooo:rsid="0011584a" officeooo:paragraph-rsid="0011584a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6pt" fo:language="zxx" fo:country="none" officeooo:rsid="0011584a" officeooo:paragraph-rsid="0011584a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language="zxx" fo:country="none" fo:font-weight="bold" officeooo:rsid="0011584a" officeooo:paragraph-rsid="0011584a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officeooo:rsid="0012fb2b" officeooo:paragraph-rsid="0012fb2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officeooo:rsid="0012fb2b" officeooo:paragraph-rsid="0011584a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3pt" fo:language="zxx" fo:country="none" officeooo:rsid="0011584a" officeooo:paragraph-rsid="0011584a" style:font-size-asian="13pt" style:language-asian="zxx" style:country-asian="none" style:language-complex="zxx" style:country-complex="none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3pt" fo:language="zxx" fo:country="none" officeooo:rsid="0011584a" officeooo:paragraph-rsid="0011584a" style:font-size-asian="13pt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rsid="0011584a" officeooo:paragraph-rsid="0011584a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1584a" officeooo:paragraph-rsid="0011584a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officeooo:rsid="0011584a" officeooo:paragraph-rsid="0012fb2b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6pt" fo:language="zxx" fo:country="none" officeooo:rsid="0011584a" officeooo:paragraph-rsid="0011584a" style:font-size-asian="26pt" style:language-asian="zxx" style:country-asian="none" style:font-size-complex="26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6pt" fo:language="zxx" fo:country="none" fo:font-weight="bold" officeooo:rsid="0011584a" officeooo:paragraph-rsid="0011584a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1" style:family="text">
      <style:text-properties fo:language="ro" fo:country="RO" officeooo:rsid="001478a5"/>
    </style:style>
    <style:style style:name="T2" style:family="text">
      <style:text-properties fo:language="ro" fo:country="RO" officeooo:rsid="001641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TATEA ”TRANSILVANIA”</text:p>
      <text:p text:style-name="P3">FACULTATEA DE MATEMATICĂ ȘI INFORMATICĂ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/>
      <text:p text:style-name="P12">Lucrare de disertație</text:p>
      <text:p text:style-name="P5"/>
      <text:p text:style-name="P4"/>
      <text:p text:style-name="P4"/>
      <text:p text:style-name="P4"/>
      <text:p text:style-name="P10">Coordonator științific,</text:p>
      <text:p text:style-name="P9"><text:span text:style-name="T2">Lect. Univ. Dr. </text:span>Bocu <text:span text:style-name="T1">Răzvan</text:span></text:p>
      <text:p text:style-name="P1"/>
      <text:p text:style-name="P2">Masterand</text:p>
      <text:p text:style-name="P2">Ursta Andrei-Alexandru</text:p>
      <text:p text:style-name="P7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Brașov</text:p>
      <text:p text:style-name="P3">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45S</meta:editing-duration>
    <meta:editing-cycles>11</meta:editing-cycles>
    <meta:generator>LibreOffice/4.4.3.2$Windows_x86 LibreOffice_project/88805f81e9fe61362df02b9941de8e38a9b5fd16</meta:generator>
    <dc:date>2015-06-15T21:38:54.051000000</dc:date>
    <meta:document-statistic meta:table-count="0" meta:image-count="0" meta:object-count="0" meta:page-count="1" meta:paragraph-count="9" meta:word-count="22" meta:character-count="179" meta:non-whitespace-character-count="166"/>
    <meta:user-defined meta:name="Info 1"/>
    <meta:user-defined meta:name="Info 2"/>
    <meta:user-defined meta:name="Info 3"/>
    <meta:user-defined meta:name="Info 4"/>
  </office:meta>
</office:document-meta>
</file>